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trebenprofi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m</text:p>
          </table:table-cell>
          <table:table-cell office:value-type="float" office:value="5" calcext:value-type="float">
            <text:p>5</text:p>
          </table:table-cell>
          <table:table-cell table:formula="of:=[.D3]*[.B3]"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mm</text:p>
          </table:table-cell>
          <table:table-cell office:value-type="float" office:value="4" calcext:value-type="float">
            <text:p>4</text:p>
          </table:table-cell>
          <table:table-cell table:formula="of:=[.D4]*[.B4]"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table:formula="of:=[.D5]*[.B5]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mm</text:p>
          </table:table-cell>
          <table:table-cell office:value-type="float" office:value="8" calcext:value-type="float">
            <text:p>8</text:p>
          </table:table-cell>
          <table:table-cell table:formula="of:=[.D6]*[.B6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2"/>
          <table:table-cell table:formula="of:=SUM([.D3:.D6])" office:value-type="float" office:value="19" calcext:value-type="float">
            <text:p>19</text:p>
          </table:table-cell>
          <table:table-cell table:formula="of:=SUM([.E3:.E6])" office:value-type="float" office:value="5235" calcext:value-type="float">
            <text:p>5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s / 100mm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is Gesamt</text:p>
          </table:table-cell>
          <table:table-cell table:formula="of:=[.E7]/100*[.B8]" office:value-type="float" office:value="23.5575" calcext:value-type="float">
            <text:p>23,557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Motedis: 20,36</text:p>
          </table:table-cell>
          <table:table-cell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Winkel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is / Winkel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is Gesamt</text:p>
          </table:table-cell>
          <table:table-cell table:formula="of:=[.B12]*[.B13]" office:value-type="float" office:value="21" calcext:value-type="float">
            <text:p>21</text:p>
          </table:table-cell>
          <table:table-cell/>
          <table:table-cell office:value-type="string" calcext:value-type="string">
            <text:p>Motedis: 9,64</text:p>
          </table:table-cell>
          <table:table-cell office:value-type="string" calcext:value-type="string">
            <text:p>€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mmermuttern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edis: 21,42</text:p>
          </table:table-cell>
          <table:table-cell office:value-type="string" calcext:value-type="string">
            <text:p>€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rylgl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85x15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table:formula="of:=[.F20]*[.D20]" office:value-type="float" office:value="1" calcext:value-type="float">
            <text:p>1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/>
          <table:table-cell office:value-type="string" calcext:value-type="string">
            <text:p>175x13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table:formula="of:=[.F21]*[.D21]"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/>
          <table:table-cell office:value-type="string" calcext:value-type="string">
            <text:p>150x13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table:formula="of:=[.F22]*[.D22]"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 style:data-style-name="N2" text:time-value="21:30:48.7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8:14:30.080000000</meta:creation-date>
    <dc:date>2015-10-19T21:38:25.196000000</dc:date>
    <meta:editing-duration>PT1H6M47S</meta:editing-duration>
    <meta:editing-cycles>26</meta:editing-cycles>
    <meta:generator>LibreOffice/4.2.5.2$Windows_x86 LibreOffice_project/61cb170a04bb1f12e77c884eab9192be736ec5f5</meta:generator>
    <meta:document-statistic meta:table-count="1" meta:cell-count="62" meta:object-count="0"/>
  </office:meta>
</office:document-meta>
</file>